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Roboto, sans-serif"/>
  </office:font-face-decls>
  <office:automatic-styles>
    <style:style style:name="Tabelle1" style:family="table">
      <style:table-properties style:width="13.7cm" table:align="left"/>
    </style:style>
    <style:style style:name="Tabelle1.A" style:family="table-column">
      <style:table-column-properties style:column-width="1.693cm"/>
    </style:style>
    <style:style style:name="Tabelle1.B" style:family="table-column">
      <style:table-column-properties style:column-width="4.591cm"/>
    </style:style>
    <style:style style:name="Tabelle1.C" style:family="table-column">
      <style:table-column-properties style:column-width="7.415cm"/>
    </style:style>
    <style:style style:name="Tabelle1.A1" style:family="table-cell">
      <style:table-cell-properties style:vertical-align="middle" fo:padding="0.049cm" fo:border="none"/>
    </style:style>
    <style:style style:name="P1" style:family="paragraph" style:parent-style-name="Text_20_body">
      <style:paragraph-properties fo:line-height="160%"/>
      <style:text-properties fo:color="#333333" loext:opacity="100%" style:font-name="apple-system"/>
    </style:style>
    <style:style style:name="P2" style:family="paragraph" style:parent-style-name="Heading_20_3">
      <style:paragraph-properties fo:line-height="160%"/>
    </style:style>
    <style:style style:name="P3" style:family="paragraph" style:parent-style-name="Text_20_body">
      <style:paragraph-properties fo:line-height="160%"/>
    </style:style>
    <style:style style:name="P4" style:family="paragraph" style:parent-style-name="Horizontal_20_Line">
      <style:paragraph-properties fo:line-height="160%"/>
    </style:style>
    <style:style style:name="P5" style:family="paragraph" style:parent-style-name="Heading_20_2">
      <style:paragraph-properties fo:line-height="160%"/>
    </style:style>
    <style:style style:name="P6" style:family="paragraph" style:parent-style-name="Heading_20_3">
      <style:paragraph-properties fo:line-height="160%"/>
      <style:text-properties fo:color="#333333" loext:opacity="100%"/>
    </style:style>
    <style:style style:name="P7" style:family="paragraph" style:parent-style-name="Text_20_body" style:list-style-name="L1">
      <style:paragraph-properties fo:margin-top="0cm" fo:margin-bottom="0cm" style:contextual-spacing="false" fo:line-height="160%"/>
      <style:text-properties fo:color="#333333" loext:opacity="100%" style:font-name="apple-system"/>
    </style:style>
    <style:style style:name="P8" style:family="paragraph" style:parent-style-name="Text_20_body" style:list-style-name="L1">
      <style:paragraph-properties fo:line-height="160%"/>
      <style:text-properties fo:color="#333333" loext:opacity="100%" style:font-name="apple-system"/>
    </style:style>
    <style:style style:name="P9" style:family="paragraph" style:parent-style-name="Preformatted_20_Text">
      <style:paragraph-properties fo:line-height="160%"/>
    </style:style>
    <style:style style:name="P10" style:family="paragraph" style:parent-style-name="Preformatted_20_Text">
      <style:paragraph-properties fo:margin-top="0cm" fo:margin-bottom="0.499cm" style:contextual-spacing="false" fo:line-height="160%"/>
    </style:style>
    <style:style style:name="P11" style:family="paragraph" style:parent-style-name="Text_20_body" style:list-style-name="L2">
      <style:paragraph-properties fo:margin-top="0cm" fo:margin-bottom="0cm" style:contextual-spacing="false" fo:line-height="160%"/>
    </style:style>
    <style:style style:name="P12" style:family="paragraph" style:parent-style-name="Text_20_body" style:list-style-name="L2">
      <style:paragraph-properties fo:line-height="160%"/>
    </style:style>
    <style:style style:name="P13" style:family="paragraph" style:parent-style-name="Heading_20_4">
      <style:paragraph-properties fo:line-height="160%"/>
      <style:text-properties fo:color="#333333" loext:opacity="100%"/>
    </style:style>
    <style:style style:name="P14" style:family="paragraph" style:parent-style-name="Quotations">
      <style:paragraph-properties fo:line-height="160%"/>
      <style:text-properties fo:color="#333333" loext:opacity="100%" style:font-name="apple-system"/>
    </style:style>
    <style:style style:name="P15" style:family="paragraph" style:parent-style-name="Text_20_body" style:list-style-name="L3">
      <style:paragraph-properties fo:margin-top="0cm" fo:margin-bottom="0cm" style:contextual-spacing="false" fo:line-height="160%"/>
    </style:style>
    <style:style style:name="P16" style:family="paragraph" style:parent-style-name="Text_20_body" style:list-style-name="L3">
      <style:paragraph-properties fo:line-height="160%"/>
      <style:text-properties fo:color="#333333" loext:opacity="100%" style:font-name="apple-system"/>
    </style:style>
    <style:style style:name="P17" style:family="paragraph" style:parent-style-name="Text_20_body" style:list-style-name="L4">
      <style:paragraph-properties fo:margin-top="0cm" fo:margin-bottom="0cm" style:contextual-spacing="false" fo:line-height="160%"/>
      <style:text-properties fo:color="#333333" loext:opacity="100%" style:font-name="apple-system"/>
    </style:style>
    <style:style style:name="P18" style:family="paragraph" style:parent-style-name="Text_20_body" style:list-style-name="L4">
      <style:paragraph-properties fo:margin-top="0cm" fo:margin-bottom="0cm" style:contextual-spacing="false" fo:line-height="160%"/>
    </style:style>
    <style:style style:name="P19" style:family="paragraph" style:parent-style-name="Text_20_body" style:list-style-name="L4">
      <style:paragraph-properties fo:line-height="160%"/>
      <style:text-properties fo:color="#333333" loext:opacity="100%" style:font-name="apple-system"/>
    </style:style>
    <style:style style:name="P20" style:family="paragraph" style:parent-style-name="Text_20_body" style:list-style-name="L5">
      <style:paragraph-properties fo:margin-top="0cm" fo:margin-bottom="0cm" style:contextual-spacing="false" fo:line-height="160%"/>
      <style:text-properties fo:color="#333333" loext:opacity="100%" style:font-name="apple-system"/>
    </style:style>
    <style:style style:name="P21" style:family="paragraph" style:parent-style-name="Text_20_body" style:list-style-name="L5">
      <style:paragraph-properties fo:line-height="160%"/>
    </style:style>
    <style:style style:name="P22" style:family="paragraph" style:parent-style-name="Text_20_body" style:list-style-name="L6">
      <style:paragraph-properties fo:margin-top="0cm" fo:margin-bottom="0cm" style:contextual-spacing="false" fo:line-height="160%"/>
    </style:style>
    <style:style style:name="P23" style:family="paragraph" style:parent-style-name="Text_20_body" style:list-style-name="L6">
      <style:paragraph-properties fo:margin-top="0cm" fo:margin-bottom="0cm" style:contextual-spacing="false" fo:line-height="160%"/>
      <style:text-properties fo:color="#333333" loext:opacity="100%" style:font-name="apple-system"/>
    </style:style>
    <style:style style:name="P24" style:family="paragraph" style:parent-style-name="Text_20_body" style:list-style-name="L6">
      <style:paragraph-properties fo:line-height="160%"/>
      <style:text-properties fo:color="#333333" loext:opacity="100%" style:font-name="apple-system"/>
    </style:style>
    <style:style style:name="P25" style:family="paragraph" style:parent-style-name="Text_20_body" style:list-style-name="L7">
      <style:paragraph-properties fo:margin-top="0cm" fo:margin-bottom="0cm" style:contextual-spacing="false" fo:line-height="160%"/>
    </style:style>
    <style:style style:name="P26" style:family="paragraph" style:parent-style-name="Text_20_body" style:list-style-name="L7">
      <style:paragraph-properties fo:margin-top="0cm" fo:margin-bottom="0cm" style:contextual-spacing="false" fo:line-height="160%"/>
      <style:text-properties fo:color="#333333" loext:opacity="100%" style:font-name="apple-system"/>
    </style:style>
    <style:style style:name="P27" style:family="paragraph" style:parent-style-name="Text_20_body" style:list-style-name="L7">
      <style:paragraph-properties fo:line-height="160%"/>
    </style:style>
    <style:style style:name="P28" style:family="paragraph" style:parent-style-name="Text_20_body" style:list-style-name="L8">
      <style:paragraph-properties fo:margin-top="0cm" fo:margin-bottom="0cm" style:contextual-spacing="false" fo:line-height="160%"/>
    </style:style>
    <style:style style:name="P29" style:family="paragraph" style:parent-style-name="Text_20_body" style:list-style-name="L8">
      <style:paragraph-properties fo:line-height="160%"/>
      <style:text-properties fo:color="#333333" loext:opacity="100%" style:font-name="apple-system"/>
    </style:style>
    <style:style style:name="P30" style:family="paragraph" style:parent-style-name="Preformatted_20_Text" style:list-style-name="L8">
      <style:paragraph-properties fo:line-height="160%"/>
    </style:style>
    <style:style style:name="P31" style:family="paragraph" style:parent-style-name="Preformatted_20_Text" style:list-style-name="L8">
      <style:paragraph-properties fo:margin-top="0cm" fo:margin-bottom="0.499cm" style:contextual-spacing="false" fo:line-height="160%"/>
    </style:style>
    <style:style style:name="P32" style:family="paragraph" style:parent-style-name="Text_20_body" style:list-style-name="L9">
      <style:paragraph-properties fo:margin-top="0cm" fo:margin-bottom="0cm" style:contextual-spacing="false" fo:line-height="160%"/>
    </style:style>
    <style:style style:name="P33" style:family="paragraph" style:parent-style-name="Text_20_body" style:list-style-name="L9">
      <style:paragraph-properties fo:margin-top="0cm" fo:margin-bottom="0cm" style:contextual-spacing="false" fo:line-height="160%"/>
      <style:text-properties fo:color="#333333" loext:opacity="100%" style:font-name="apple-system"/>
    </style:style>
    <style:style style:name="P34" style:family="paragraph" style:parent-style-name="Text_20_body" style:list-style-name="L9">
      <style:paragraph-properties fo:line-height="160%"/>
    </style:style>
    <style:style style:name="P35" style:family="paragraph" style:parent-style-name="Quotations">
      <style:paragraph-properties fo:line-height="160%"/>
    </style:style>
    <style:style style:name="P36" style:family="paragraph" style:parent-style-name="Text_20_body" style:list-style-name="L10">
      <style:paragraph-properties fo:margin-top="0cm" fo:margin-bottom="0cm" style:contextual-spacing="false" fo:line-height="160%"/>
    </style:style>
    <style:style style:name="P37" style:family="paragraph" style:parent-style-name="Text_20_body" style:list-style-name="L10">
      <style:paragraph-properties fo:line-height="160%"/>
    </style:style>
    <style:style style:name="P38" style:family="paragraph" style:parent-style-name="Heading_20_2">
      <style:paragraph-properties fo:line-height="160%"/>
      <style:text-properties fo:color="#333333" loext:opacity="100%"/>
    </style:style>
    <style:style style:name="T1" style:family="text">
      <style:text-properties fo:color="#333333" loext:opacity="100%" style:font-name="apple-system"/>
    </style:style>
    <style:style style:name="T2" style:family="text">
      <style:text-properties fo:color="#333333" loext:opacity="100%"/>
    </style:style>
    <style:style style:name="T3" style:family="text">
      <style:text-properties style:font-name="apple-system"/>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text:span text:style-name="T1">You</text:span></text:span><text:span text:style-name="T1">:</text:span></text:h>
      <text:p text:style-name="P1">Du bist Spezialist für Vibe-Coding. Es geht um einen Demo-Webshop der auf SpringBoot basiert. Darauf soll eine bedienbare Weboberfläche gesetzet werden, deren Funktionsumfang sich mit der Zeit ändern wird. Der Webshop entsteht im Rahmen einer SpringBoot-Schulung. Die Oberfläche soll nun Schritt für Schritt während der Schulung mitwachsen, aber idealerweise nur durch Text beschrieben und von einer KI implementiert werden. Gib bitte eine Anleitung dafür, wie der manuell hergestellte Webshob-Kern und der per KI hergestellte Webclient zueinander passen, und miteinander wachsen können.</text:p>
      <text:h text:style-name="P2" text:outline-level="3"><text:span text:style-name="Strong_20_Emphasis"><text:span text:style-name="T1">qwen3-coder:30b</text:span></text:span><text:span text:style-name="T1">:</text:span></text:h>
      <text:p text:style-name="P3"><text:span text:style-name="T1">Die Entwicklung eines </text:span><text:span text:style-name="Strong_20_Emphasis"><text:span text:style-name="T1">Webshops auf Basis von SpringBoot</text:span></text:span><text:span text:style-name="T1">, der im Rahmen einer </text:span><text:span text:style-name="Strong_20_Emphasis"><text:span text:style-name="T1">SpringBoot-Schulung</text:span></text:span><text:span text:style-name="T1"> entsteht, erfordert eine klare Trennung zwischen </text:span><text:span text:style-name="Strong_20_Emphasis"><text:span text:style-name="T1">Backend (Kern)</text:span></text:span><text:span text:style-name="T1"> und </text:span><text:span text:style-name="Strong_20_Emphasis"><text:span text:style-name="T1">Frontend (Webclient)</text:span></text:span><text:span text:style-name="T1">. Dabei soll der Webclient schrittweise wachsen – idealerweise durch </text:span><text:span text:style-name="Strong_20_Emphasis"><text:span text:style-name="T1">Textbeschreibungen</text:span></text:span><text:span text:style-name="T1">, die von einer KI implementiert werden. Um sicherzustellen, dass </text:span><text:span text:style-name="Strong_20_Emphasis"><text:span text:style-name="T1">manuell entwickelter Kern</text:span></text:span><text:span text:style-name="T1"> und </text:span><text:span text:style-name="Strong_20_Emphasis"><text:span text:style-name="T1">KI-generierter Client</text:span></text:span><text:span text:style-name="T1"> zueinander passen und zusammenwachsen, benötigst du eine </text:span><text:span text:style-name="Strong_20_Emphasis"><text:span text:style-name="T1">strukturierte Anleitung</text:span></text:span><text:span text:style-name="T1">.</text:span></text:p>
      <text:p text:style-name="P4"/>
      <text:h text:style-name="P5" text:outline-level="2"><text:span text:style-name="T2">🧱 </text:span><text:span text:style-name="T1">1. </text:span><text:span text:style-name="Strong_20_Emphasis"><text:span text:style-name="T1">Backend-Kern: SpringBoot-Webshop</text:span></text:span></text:h>
      <text:h text:style-name="P6" text:outline-level="3">🎯 <text:span text:style-name="T3">Ziel:</text:span></text:h>
      <text:p text:style-name="P3"><text:span text:style-name="T1">Ein funktionaler Webshop mit Produkten, Warenkorb, Bestellabwicklung – </text:span><text:span text:style-name="Strong_20_Emphasis"><text:span text:style-name="T1">ohne UI</text:span></text:span><text:span text:style-name="T1">.</text:span></text:p>
      <text:h text:style-name="P6" text:outline-level="3">🛠️ <text:span text:style-name="T3">Technologien:</text:span></text:h>
      <text:list text:style-name="L1">
        <text:list-item>
          <text:p text:style-name="P7">Spring Boot (mit Spring Web, Spring Data JPA, Spring Security) </text:p>
        </text:list-item>
        <text:list-item>
          <text:p text:style-name="P7">PostgreSQL / H2-Datenbank </text:p>
        </text:list-item>
        <text:list-item>
          <text:p text:style-name="P7">REST API (JSON) </text:p>
        </text:list-item>
        <text:list-item>
          <text:p text:style-name="P8">Thymeleaf oder keine UI (für späteren Webclient) </text:p>
        </text:list-item>
      </text:list>
      <text:h text:style-name="P6" text:outline-level="3"><text:soft-page-break/>📦 <text:span text:style-name="T3">Struktur (minimal):</text:span></text:h>
      <text:p text:style-name="P9"><text:span text:style-name="Source_20_Text"><text:span text:style-name="T1">src/main/java/</text:span></text:span></text:p>
      <text:p text:style-name="P9"><text:span text:style-name="Source_20_Text"><text:span text:style-name="T2">├── </text:span></text:span><text:span text:style-name="Source_20_Text"><text:span text:style-name="T1">com.example.shop</text:span></text:span></text:p>
      <text:p text:style-name="P9"><text:span text:style-name="Source_20_Text"><text:span text:style-name="T2">│ <text:s text:c="2"/>├── </text:span></text:span><text:span text:style-name="Source_20_Text"><text:span text:style-name="T1">ShopApplication.java</text:span></text:span></text:p>
      <text:p text:style-name="P9"><text:span text:style-name="Source_20_Text"><text:span text:style-name="T2">│ <text:s text:c="2"/>├── </text:span></text:span><text:span text:style-name="Source_20_Text"><text:span text:style-name="T1">controller/</text:span></text:span></text:p>
      <text:p text:style-name="P9"><text:span text:style-name="Source_20_Text"><text:span text:style-name="T2">│ <text:s text:c="2"/>│ <text:s text:c="2"/>└── </text:span></text:span><text:span text:style-name="Source_20_Text"><text:span text:style-name="T1">ProductController.java</text:span></text:span></text:p>
      <text:p text:style-name="P9"><text:span text:style-name="Source_20_Text"><text:span text:style-name="T2">│ <text:s text:c="2"/>├── </text:span></text:span><text:span text:style-name="Source_20_Text"><text:span text:style-name="T1">model/</text:span></text:span></text:p>
      <text:p text:style-name="P9"><text:span text:style-name="Source_20_Text"><text:span text:style-name="T2">│ <text:s text:c="2"/>│ <text:s text:c="2"/>└── </text:span></text:span><text:span text:style-name="Source_20_Text"><text:span text:style-name="T1">Product.java</text:span></text:span></text:p>
      <text:p text:style-name="P9"><text:span text:style-name="Source_20_Text"><text:span text:style-name="T2">│ <text:s text:c="2"/>├── </text:span></text:span><text:span text:style-name="Source_20_Text"><text:span text:style-name="T1">repository/</text:span></text:span></text:p>
      <text:p text:style-name="P9"><text:span text:style-name="Source_20_Text"><text:span text:style-name="T2">│ <text:s text:c="2"/>│ <text:s text:c="2"/>└── </text:span></text:span><text:span text:style-name="Source_20_Text"><text:span text:style-name="T1">ProductRepository.java</text:span></text:span></text:p>
      <text:p text:style-name="P9"><text:span text:style-name="Source_20_Text"><text:span text:style-name="T2">│ <text:s text:c="2"/>└── </text:span></text:span><text:span text:style-name="Source_20_Text"><text:span text:style-name="T1">service/</text:span></text:span></text:p>
      <text:p text:style-name="P10"><text:span text:style-name="Source_20_Text"><text:span text:style-name="T2">│ <text:s text:c="6"/>└── </text:span></text:span><text:span text:style-name="Source_20_Text"><text:span text:style-name="T1">ProductService.java</text:span></text:span></text:p>
      <text:h text:style-name="P6" text:outline-level="3">🧪 <text:span text:style-name="T3">Beispiel: Produkt-Endpunkt</text:span></text:h>
      <text:p text:style-name="P9"><text:span text:style-name="Source_20_Text"><text:span text:style-name="T1">@RestController</text:span></text:span></text:p>
      <text:p text:style-name="P9"><text:span text:style-name="Source_20_Text"><text:span text:style-name="T1">@RequestMapping("/api/products")</text:span></text:span></text:p>
      <text:p text:style-name="P9"><text:span text:style-name="Source_20_Text"><text:span text:style-name="T1">public class ProductController {</text:span></text:span></text:p>
      <text:p text:style-name="P9"/>
      <text:p text:style-name="P9"><text:span text:style-name="Source_20_Text"><text:span text:style-name="T2"><text:s text:c="4"/></text:span></text:span><text:span text:style-name="Source_20_Text"><text:span text:style-name="T1">@Autowired</text:span></text:span></text:p>
      <text:p text:style-name="P9"><text:span text:style-name="Source_20_Text"><text:span text:style-name="T2"><text:s text:c="4"/></text:span></text:span><text:span text:style-name="Source_20_Text"><text:span text:style-name="T1">private ProductService productService;</text:span></text:span></text:p>
      <text:p text:style-name="P9"/>
      <text:p text:style-name="P9"><text:span text:style-name="Source_20_Text"><text:span text:style-name="T2"><text:s text:c="4"/></text:span></text:span><text:span text:style-name="Source_20_Text"><text:span text:style-name="T1">@GetMapping</text:span></text:span></text:p>
      <text:p text:style-name="P9"><text:span text:style-name="Source_20_Text"><text:span text:style-name="T2"><text:s text:c="4"/></text:span></text:span><text:span text:style-name="Source_20_Text"><text:span text:style-name="T1">public List&lt;Product&gt; getAllProducts() {</text:span></text:span></text:p>
      <text:p text:style-name="P9"><text:span text:style-name="Source_20_Text"><text:span text:style-name="T2"><text:s text:c="8"/></text:span></text:span><text:span text:style-name="Source_20_Text"><text:span text:style-name="T1">return productService.getAllProducts();</text:span></text:span></text:p>
      <text:p text:style-name="P9"><text:span text:style-name="Source_20_Text"><text:span text:style-name="T2"><text:s text:c="4"/></text:span></text:span><text:span text:style-name="Source_20_Text"><text:span text:style-name="T1">}</text:span></text:span></text:p>
      <text:p text:style-name="P9"/>
      <text:p text:style-name="P9"><text:span text:style-name="Source_20_Text"><text:span text:style-name="T2"><text:s text:c="4"/></text:span></text:span><text:span text:style-name="Source_20_Text"><text:span text:style-name="T1">@GetMapping("/{id}")</text:span></text:span></text:p>
      <text:p text:style-name="P9"><text:span text:style-name="Source_20_Text"><text:span text:style-name="T2"><text:s text:c="4"/></text:span></text:span><text:span text:style-name="Source_20_Text"><text:span text:style-name="T1">public Product getProductById(@PathVariable Long id) {</text:span></text:span></text:p>
      <text:p text:style-name="P9"><text:span text:style-name="Source_20_Text"><text:span text:style-name="T2"><text:s text:c="8"/></text:span></text:span><text:span text:style-name="Source_20_Text"><text:span text:style-name="T1">return productService.getProductById(id);</text:span></text:span></text:p>
      <text:p text:style-name="P9"><text:span text:style-name="Source_20_Text"><text:span text:style-name="T2"><text:s text:c="4"/></text:span></text:span><text:span text:style-name="Source_20_Text"><text:span text:style-name="T1">}</text:span></text:span></text:p>
      <text:p text:style-name="P10"><text:span text:style-name="Source_20_Text"><text:span text:style-name="T1">}</text:span></text:span></text:p>
      <text:p text:style-name="P4"/>
      <text:h text:style-name="P5" text:outline-level="2"><text:soft-page-break/><text:span text:style-name="T2">🖥️ </text:span><text:span text:style-name="T1">2. </text:span><text:span text:style-name="Strong_20_Emphasis"><text:span text:style-name="T1">Frontend-Konzept: Webclient (KI-generiert)</text:span></text:span></text:h>
      <text:h text:style-name="P6" text:outline-level="3">🎯 <text:span text:style-name="T3">Ziel:</text:span></text:h>
      <text:p text:style-name="P3"><text:span text:style-name="T1">Ein </text:span><text:span text:style-name="Strong_20_Emphasis"><text:span text:style-name="T1">bedienbarer Webclient</text:span></text:span><text:span text:style-name="T1">, der auf dem Backend aufbaut – </text:span><text:span text:style-name="Strong_20_Emphasis"><text:span text:style-name="T1">in Schritten</text:span></text:span><text:span text:style-name="T1">.</text:span></text:p>
      <text:h text:style-name="P6" text:outline-level="3">🧠 <text:span text:style-name="T3">Ansatz:</text:span></text:h>
      <text:list text:style-name="L2">
        <text:list-item>
          <text:p text:style-name="P11"><text:span text:style-name="Strong_20_Emphasis"><text:span text:style-name="T1">Textbeschreibung</text:span></text:span><text:span text:style-name="T1"> des UI-Designs und der Funktionalität </text:span></text:p>
        </text:list-item>
        <text:list-item>
          <text:p text:style-name="P11"><text:span text:style-name="Strong_20_Emphasis"><text:span text:style-name="T1">KI (z. B. GitHub Copilot, Claude, ChatGPT)</text:span></text:span><text:span text:style-name="T1"> generiert UI-Code (z. B. React, Vue, oder HTML + JS) </text:span></text:p>
        </text:list-item>
        <text:list-item>
          <text:p text:style-name="P12"><text:span text:style-name="T1">UI </text:span><text:span text:style-name="Strong_20_Emphasis"><text:span text:style-name="T1">kommt schrittweise</text:span></text:span><text:span text:style-name="T1"> hinzu – z. B. „Erst Liste der Produkte“, dann „Warenkorb“, dann „Checkout“ </text:span></text:p>
        </text:list-item>
      </text:list>
      <text:p text:style-name="P4"/>
      <text:h text:style-name="P5" text:outline-level="2"><text:span text:style-name="T2">🧩 </text:span><text:span text:style-name="T1">3. </text:span><text:span text:style-name="Strong_20_Emphasis"><text:span text:style-name="T1">Kooperation zwischen Backend und Frontend</text:span></text:span></text:h>
      <text:h text:style-name="P6" text:outline-level="3">🔄 <text:span text:style-name="T3">Schrittweise Integration:</text:span></text:h>
      <text:h text:style-name="P13" text:outline-level="4">🧱 <text:span text:style-name="T3">Schritt 1: Produktdarstellung</text:span></text:h>
      <text:p text:style-name="P3"><text:span text:style-name="Strong_20_Emphasis"><text:span text:style-name="T1">Textbeschreibung:</text:span></text:span></text:p>
      <text:p text:style-name="P14">Erstelle eine Liste aller Produkte mit Name, Preis und Bild. Klicke auf ein Produkt, um Details zu sehen.</text:p>
      <text:p text:style-name="P3"><text:span text:style-name="Strong_20_Emphasis"><text:span text:style-name="T1">KI-Implementierung:</text:span></text:span></text:p>
      <text:list text:style-name="L3">
        <text:list-item>
          <text:p text:style-name="P15"><text:span text:style-name="T1">HTML/React-Komponente, die </text:span><text:span text:style-name="Source_20_Text"><text:span text:style-name="T1">/api/products</text:span></text:span><text:span text:style-name="T1"> aufruft </text:span></text:p>
        </text:list-item>
        <text:list-item>
          <text:p text:style-name="P15"><text:span text:style-name="Source_20_Text"><text:span text:style-name="T1">fetch('/api/products')</text:span></text:span><text:span text:style-name="T1"> in JS </text:span></text:p>
        </text:list-item>
        <text:list-item>
          <text:p text:style-name="P16">Liste der Produkte in einer Tabelle oder Kartenansicht </text:p>
        </text:list-item>
      </text:list>
      <text:h text:style-name="P13" text:outline-level="4">🧱 <text:span text:style-name="T3">Schritt 2: Warenkorb</text:span></text:h>
      <text:p text:style-name="P3"><text:span text:style-name="Strong_20_Emphasis"><text:span text:style-name="T1">Textbeschreibung:</text:span></text:span></text:p>
      <text:p text:style-name="P14"><text:soft-page-break/>Füge Produkte zum Warenkorb hinzu. Zeige den Warenkorb mit Anzahl und Gesamtpreis an.</text:p>
      <text:p text:style-name="P3"><text:span text:style-name="Strong_20_Emphasis"><text:span text:style-name="T1">KI-Implementierung:</text:span></text:span></text:p>
      <text:list text:style-name="L4">
        <text:list-item>
          <text:p text:style-name="P17">Button „Zum Warenkorb“ </text:p>
        </text:list-item>
        <text:list-item>
          <text:p text:style-name="P18"><text:span text:style-name="T1">Zustand in JS (z. B. </text:span><text:span text:style-name="Source_20_Text"><text:span text:style-name="T1">useState</text:span></text:span><text:span text:style-name="T1">) </text:span></text:p>
        </text:list-item>
        <text:list-item>
          <text:p text:style-name="P19">Warenkorb-Liste und Summe </text:p>
        </text:list-item>
      </text:list>
      <text:h text:style-name="P13" text:outline-level="4">🧱 <text:span text:style-name="T3">Schritt 3: Checkout</text:span></text:h>
      <text:p text:style-name="P3"><text:span text:style-name="Strong_20_Emphasis"><text:span text:style-name="T1">Textbeschreibung:</text:span></text:span></text:p>
      <text:p text:style-name="P14">Fülle ein Formular mit Adresse und Zahlungsinformationen aus. Bestätige die Bestellung.</text:p>
      <text:p text:style-name="P3"><text:span text:style-name="Strong_20_Emphasis"><text:span text:style-name="T1">KI-Implementierung:</text:span></text:span></text:p>
      <text:list text:style-name="L5">
        <text:list-item>
          <text:p text:style-name="P20">Formular mit Feldern: Name, Adresse, Zahlungsmethode </text:p>
        </text:list-item>
        <text:list-item>
          <text:p text:style-name="P21"><text:span text:style-name="Source_20_Text"><text:span text:style-name="T1">POST /api/orders</text:span></text:span><text:span text:style-name="T1"> an Backend </text:span></text:p>
        </text:list-item>
      </text:list>
      <text:p text:style-name="P4"/>
      <text:h text:style-name="P5" text:outline-level="2"><text:span text:style-name="T2">🧰 </text:span><text:span text:style-name="T1">4. </text:span><text:span text:style-name="Strong_20_Emphasis"><text:span text:style-name="T1">Wichtige Prinzipien für Wachstum und Integration</text:span></text:span></text:h>
      <text:h text:style-name="P2" text:outline-level="3"><text:span text:style-name="T2">🧩 </text:span><text:span text:style-name="T1">1. </text:span><text:span text:style-name="Strong_20_Emphasis"><text:span text:style-name="T1">API-First-Approach</text:span></text:span></text:h>
      <text:list text:style-name="L6">
        <text:list-item>
          <text:p text:style-name="P22"><text:span text:style-name="T1">Backend ist </text:span><text:span text:style-name="Strong_20_Emphasis"><text:span text:style-name="T1">vollständig definiert</text:span></text:span><text:span text:style-name="T1"> – mit REST-APIs </text:span></text:p>
        </text:list-item>
        <text:list-item>
          <text:p text:style-name="P23">Frontend baut auf diesen Endpunkten auf </text:p>
        </text:list-item>
        <text:list-item>
          <text:p text:style-name="P24">Keine manuelle UI-Entwicklung im Backend </text:p>
        </text:list-item>
      </text:list>
      <text:h text:style-name="P2" text:outline-level="3"><text:span text:style-name="T2">🧩 </text:span><text:span text:style-name="T1">2. </text:span><text:span text:style-name="Strong_20_Emphasis"><text:span text:style-name="T1">Textbeschreibung als Spezifikation</text:span></text:span></text:h>
      <text:list text:style-name="L7">
        <text:list-item>
          <text:p text:style-name="P25"><text:span text:style-name="T1">Für jeden Schritt: </text:span><text:span text:style-name="Strong_20_Emphasis"><text:span text:style-name="T1">Textbeschreibung</text:span></text:span><text:span text:style-name="T1"> der gewünschten UI </text:span></text:p>
        </text:list-item>
        <text:list-item>
          <text:p text:style-name="P26">KI generiert Code auf Basis dieser Beschreibung </text:p>
        </text:list-item>
        <text:list-item>
          <text:p text:style-name="P27"><text:span text:style-name="T1">Spezifikation wird in </text:span><text:span text:style-name="Source_20_Text"><text:span text:style-name="T1">docs/ui-specs.md</text:span></text:span><text:span text:style-name="T1"> oder </text:span><text:span text:style-name="Source_20_Text"><text:span text:style-name="T1">README.md</text:span></text:span><text:span text:style-name="T1"> dokumentiert </text:span></text:p>
        </text:list-item>
      </text:list>
      <text:h text:style-name="P2" text:outline-level="3"><text:soft-page-break/><text:span text:style-name="T2">🧩 </text:span><text:span text:style-name="T1">3. </text:span><text:span text:style-name="Strong_20_Emphasis"><text:span text:style-name="T1">Versionierung und Schrittweise Erweiterung</text:span></text:span></text:h>
      <text:list text:style-name="L8">
        <text:list-item>
          <text:p text:style-name="P28"><text:span text:style-name="T1">Jeder Schritt ist ein </text:span><text:span text:style-name="Strong_20_Emphasis"><text:span text:style-name="T1">Feature-Branch</text:span></text:span><text:span text:style-name="T1"> oder ein </text:span><text:span text:style-name="Strong_20_Emphasis"><text:span text:style-name="T1">Commit</text:span></text:span><text:span text:style-name="T1"> </text:span></text:p>
        </text:list-item>
        <text:list-item>
          <text:p text:style-name="P29">Beispiel:</text:p>
          <text:p text:style-name="P30"><text:span text:style-name="Source_20_Text"><text:span text:style-name="T1">commit 1: Produktdarstellung</text:span></text:span></text:p>
          <text:p text:style-name="P30"><text:span text:style-name="Source_20_Text"><text:span text:style-name="T1">commit 2: Warenkorb</text:span></text:span></text:p>
          <text:p text:style-name="P31"><text:span text:style-name="Source_20_Text"><text:span text:style-name="T1">commit 3: Checkout</text:span></text:span></text:p>
        </text:list-item>
      </text:list>
      <text:h text:style-name="P2" text:outline-level="3"><text:span text:style-name="T2">🧩 </text:span><text:span text:style-name="T1">4. </text:span><text:span text:style-name="Strong_20_Emphasis"><text:span text:style-name="T1">KI als „Kodierer“ – nicht als „Designer“</text:span></text:span></text:h>
      <text:list text:style-name="L9">
        <text:list-item>
          <text:p text:style-name="P32"><text:span text:style-name="T1">KI generiert </text:span><text:span text:style-name="Strong_20_Emphasis"><text:span text:style-name="T1">UI-Code</text:span></text:span><text:span text:style-name="T1">, nicht Design </text:span></text:p>
        </text:list-item>
        <text:list-item>
          <text:p text:style-name="P33">Design wird in späteren Schritten überarbeitet </text:p>
        </text:list-item>
        <text:list-item>
          <text:p text:style-name="P34"><text:span text:style-name="T1">KI soll </text:span><text:span text:style-name="Strong_20_Emphasis"><text:span text:style-name="T1">Funktionalität</text:span></text:span><text:span text:style-name="T1"> implementieren, nicht visuelle Ästhetik </text:span></text:p>
        </text:list-item>
      </text:list>
      <text:p text:style-name="P4"/>
      <text:h text:style-name="P5" text:outline-level="2"><text:span text:style-name="T2">📄 </text:span><text:span text:style-name="T1">5. </text:span><text:span text:style-name="Strong_20_Emphasis"><text:span text:style-name="T1">Beispiel für UI-Spezifikation</text:span></text:span></text:h>
      <text:h text:style-name="P6" text:outline-level="3">📝 <text:span text:style-name="T3">Textbeschreibung:</text:span></text:h>
      <text:p text:style-name="P35"><text:span text:style-name="T1">Erstelle eine HTML-Seite, die alle Produkte aus der API </text:span><text:span text:style-name="Source_20_Text"><text:span text:style-name="T1">/api/products</text:span></text:span><text:span text:style-name="T1"> lädt und in einer Liste anzeigt. Jede Zeile enthält Name, Preis und einen Button „Details“.</text:span></text:p>
      <text:h text:style-name="P6" text:outline-level="3">🧠 <text:span text:style-name="T3">KI-Code (Beispiel in React):</text:span></text:h>
      <text:p text:style-name="P9"><text:span text:style-name="Source_20_Text"><text:span text:style-name="T1">const ProductList = () =&gt; {</text:span></text:span></text:p>
      <text:p text:style-name="P9"><text:span text:style-name="Source_20_Text"><text:span text:style-name="T2"><text:s text:c="2"/></text:span></text:span><text:span text:style-name="Source_20_Text"><text:span text:style-name="T1">const [products, setProducts] = useState([]);</text:span></text:span></text:p>
      <text:p text:style-name="P9"/>
      <text:p text:style-name="P9"><text:span text:style-name="Source_20_Text"><text:span text:style-name="T2"><text:s text:c="2"/></text:span></text:span><text:span text:style-name="Source_20_Text"><text:span text:style-name="T1">useEffect(() =&gt; {</text:span></text:span></text:p>
      <text:p text:style-name="P9"><text:span text:style-name="Source_20_Text"><text:span text:style-name="T2"><text:s text:c="4"/></text:span></text:span><text:span text:style-name="Source_20_Text"><text:span text:style-name="T1">fetch('/api/products')</text:span></text:span></text:p>
      <text:p text:style-name="P9"><text:span text:style-name="Source_20_Text"><text:span text:style-name="T2"><text:s text:c="6"/></text:span></text:span><text:span text:style-name="Source_20_Text"><text:span text:style-name="T1">.then(res =&gt; res.json())</text:span></text:span></text:p>
      <text:p text:style-name="P9"><text:span text:style-name="Source_20_Text"><text:span text:style-name="T2"><text:s text:c="6"/></text:span></text:span><text:span text:style-name="Source_20_Text"><text:span text:style-name="T1">.then(data =&gt; setProducts(data));</text:span></text:span></text:p>
      <text:p text:style-name="P9"><text:span text:style-name="Source_20_Text"><text:span text:style-name="T2"><text:s text:c="2"/></text:span></text:span><text:span text:style-name="Source_20_Text"><text:span text:style-name="T1">}, []);</text:span></text:span></text:p>
      <text:p text:style-name="P9"/>
      <text:p text:style-name="P9"><text:soft-page-break/><text:span text:style-name="Source_20_Text"><text:span text:style-name="T2"><text:s text:c="2"/></text:span></text:span><text:span text:style-name="Source_20_Text"><text:span text:style-name="T1">return (</text:span></text:span></text:p>
      <text:p text:style-name="P9"><text:span text:style-name="Source_20_Text"><text:span text:style-name="T2"><text:s text:c="4"/></text:span></text:span><text:span text:style-name="Source_20_Text"><text:span text:style-name="T1">&lt;div&gt;</text:span></text:span></text:p>
      <text:p text:style-name="P9"><text:span text:style-name="Source_20_Text"><text:span text:style-name="T2"><text:s text:c="6"/></text:span></text:span><text:span text:style-name="Source_20_Text"><text:span text:style-name="T1">{products.map(p =&gt; (</text:span></text:span></text:p>
      <text:p text:style-name="P9"><text:span text:style-name="Source_20_Text"><text:span text:style-name="T2"><text:s text:c="8"/></text:span></text:span><text:span text:style-name="Source_20_Text"><text:span text:style-name="T1">&lt;div key={p.id}&gt;</text:span></text:span></text:p>
      <text:p text:style-name="P9"><text:span text:style-name="Source_20_Text"><text:span text:style-name="T2"><text:s text:c="10"/></text:span></text:span><text:span text:style-name="Source_20_Text"><text:span text:style-name="T1">&lt;h3&gt;{p.name}&lt;/h3&gt;</text:span></text:span></text:p>
      <text:p text:style-name="P9"><text:span text:style-name="Source_20_Text"><text:span text:style-name="T2"><text:s text:c="10"/></text:span></text:span><text:span text:style-name="Source_20_Text"><text:span text:style-name="T1">&lt;p&gt;{p.price} €&lt;/p&gt;</text:span></text:span></text:p>
      <text:p text:style-name="P9"><text:span text:style-name="Source_20_Text"><text:span text:style-name="T2"><text:s text:c="10"/></text:span></text:span><text:span text:style-name="Source_20_Text"><text:span text:style-name="T1">&lt;button&gt;Details&lt;/button&gt;</text:span></text:span></text:p>
      <text:p text:style-name="P9"><text:span text:style-name="Source_20_Text"><text:span text:style-name="T2"><text:s text:c="8"/></text:span></text:span><text:span text:style-name="Source_20_Text"><text:span text:style-name="T1">&lt;/div&gt;</text:span></text:span></text:p>
      <text:p text:style-name="P9"><text:span text:style-name="Source_20_Text"><text:span text:style-name="T2"><text:s text:c="6"/></text:span></text:span><text:span text:style-name="Source_20_Text"><text:span text:style-name="T1">))}</text:span></text:span></text:p>
      <text:p text:style-name="P9"><text:span text:style-name="Source_20_Text"><text:span text:style-name="T2"><text:s text:c="4"/></text:span></text:span><text:span text:style-name="Source_20_Text"><text:span text:style-name="T1">&lt;/div&gt;</text:span></text:span></text:p>
      <text:p text:style-name="P9"><text:span text:style-name="Source_20_Text"><text:span text:style-name="T2"><text:s text:c="2"/></text:span></text:span><text:span text:style-name="Source_20_Text"><text:span text:style-name="T1">);</text:span></text:span></text:p>
      <text:p text:style-name="P10"><text:span text:style-name="Source_20_Text"><text:span text:style-name="T1">};</text:span></text:span></text:p>
      <text:p text:style-name="P4"/>
      <text:h text:style-name="P5" text:outline-level="2"><text:span text:style-name="T2">🧠 </text:span><text:span text:style-name="T1">6. </text:span><text:span text:style-name="Strong_20_Emphasis"><text:span text:style-name="T1">Tipps für die Schulung</text:span></text:span></text:h>
      <text:list text:style-name="L10">
        <text:list-item>
          <text:p text:style-name="P36"><text:span text:style-name="Strong_20_Emphasis"><text:span text:style-name="T1">Während der Schulung</text:span></text:span><text:span text:style-name="T1">: Nur </text:span><text:span text:style-name="Strong_20_Emphasis"><text:span text:style-name="T1">Textbeschreibungen</text:span></text:span><text:span text:style-name="T1"> der UI-Elemente </text:span></text:p>
        </text:list-item>
        <text:list-item>
          <text:p text:style-name="P36"><text:span text:style-name="Strong_20_Emphasis"><text:span text:style-name="T1">KI</text:span></text:span><text:span text:style-name="T1">: Wird </text:span><text:span text:style-name="Strong_20_Emphasis"><text:span text:style-name="T1">nach jeder Beschreibung</text:span></text:span><text:span text:style-name="T1"> aufgerufen, um Code zu generieren </text:span></text:p>
        </text:list-item>
        <text:list-item>
          <text:p text:style-name="P36"><text:span text:style-name="Strong_20_Emphasis"><text:span text:style-name="T1">Feedback</text:span></text:span><text:span text:style-name="T1">: Entwickler prüfen und anpassen, KI lernt aus dem Feedback </text:span></text:p>
        </text:list-item>
        <text:list-item>
          <text:p text:style-name="P37"><text:span text:style-name="Strong_20_Emphasis"><text:span text:style-name="T1">Dokumentation</text:span></text:span><text:span text:style-name="T1">: Jede UI-Änderung wird in </text:span><text:span text:style-name="Source_20_Text"><text:span text:style-name="T1">README.md</text:span></text:span><text:span text:style-name="T1"> dokumentiert </text:span></text:p>
        </text:list-item>
      </text:list>
      <text:p text:style-name="P4"/>
      <text:h text:style-name="P38" text:outline-level="2">🧾 <text:span text:style-name="T3">Zusammenfassung</text:span></text:h>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Table_20_Heading">Phase</text:p>
            </table:table-cell>
            <table:table-cell table:style-name="Tabelle1.A1" office:value-type="string">
              <text:p text:style-name="Table_20_Heading">Inhalt</text:p>
            </table:table-cell>
            <table:table-cell table:style-name="Tabelle1.A1" office:value-type="string">
              <text:p text:style-name="Table_20_Heading">KI-Aufgabe</text:p>
            </table:table-cell>
          </table:table-row>
        </table:table-header-rows>
        <table:table-row>
          <table:table-cell table:style-name="Tabelle1.A1" office:value-type="string">
            <text:p text:style-name="Table_20_Contents">Backend</text:p>
          </table:table-cell>
          <table:table-cell table:style-name="Tabelle1.A1" office:value-type="string">
            <text:p text:style-name="Table_20_Contents">REST-API, Datenmodelle</text:p>
          </table:table-cell>
          <table:table-cell table:style-name="Tabelle1.A1" office:value-type="string">
            <text:p text:style-name="Table_20_Contents">–</text:p>
          </table:table-cell>
        </table:table-row>
        <table:table-row>
          <table:table-cell table:style-name="Tabelle1.A1" office:value-type="string">
            <text:p text:style-name="Table_20_Contents">Schritt 1</text:p>
          </table:table-cell>
          <table:table-cell table:style-name="Tabelle1.A1" office:value-type="string">
            <text:p text:style-name="Table_20_Contents">Produktdarstellung</text:p>
          </table:table-cell>
          <table:table-cell table:style-name="Tabelle1.A1" office:value-type="string">
            <text:p text:style-name="Table_20_Contents">KI generiert Liste</text:p>
          </table:table-cell>
        </table:table-row>
        <table:table-row>
          <table:table-cell table:style-name="Tabelle1.A1" office:value-type="string">
            <text:p text:style-name="Table_20_Contents">Schritt 2</text:p>
          </table:table-cell>
          <table:table-cell table:style-name="Tabelle1.A1" office:value-type="string">
            <text:p text:style-name="Table_20_Contents">Warenkorb</text:p>
          </table:table-cell>
          <table:table-cell table:style-name="Tabelle1.A1" office:value-type="string">
            <text:p text:style-name="Table_20_Contents">KI generiert Zustandsmanagement</text:p>
          </table:table-cell>
        </table:table-row>
        <table:table-row>
          <table:table-cell table:style-name="Tabelle1.A1" office:value-type="string">
            <text:p text:style-name="Table_20_Contents">Schritt 3</text:p>
          </table:table-cell>
          <table:table-cell table:style-name="Tabelle1.A1" office:value-type="string">
            <text:p text:style-name="Table_20_Contents">Checkout</text:p>
          </table:table-cell>
          <table:table-cell table:style-name="Tabelle1.A1" office:value-type="string">
            <text:p text:style-name="Table_20_Contents">KI generiert Formular + Bestell-Endpunkt</text:p>
          </table:table-cell>
        </table:table-row>
      </table:table>
      <text:p text:style-name="P4"/>
      <text:p text:style-name="P3"><text:span text:style-name="T1">Wenn du möchtest, kann ich dir auch ein </text:span><text:span text:style-name="Strong_20_Emphasis"><text:span text:style-name="T1">Beispiel für eine solche Schritt-für-Schritt-Dokumentation</text:span></text:span><text:span text:style-name="T1"> oder ein </text:span><text:span text:style-name="Strong_20_Emphasis"><text:span text:style-name="T1">Beispiel für eine UI-Spezifikation</text:span></text:span><text:span text:style-name="T1"> mit zugehörigem KI-Code erstellen. Sag einfach Bescheid!</text:span></text:p>
      <text:p text:style-name="Standard"><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9T18:54:49.497529300</meta:creation-date>
    <dc:date>2026-01-09T18:55:51.803165800</dc:date>
    <meta:editing-duration>PT1M2S</meta:editing-duration>
    <meta:editing-cycles>1</meta:editing-cycles>
    <meta:document-statistic meta:table-count="1" meta:image-count="0" meta:object-count="0" meta:page-count="7" meta:paragraph-count="132" meta:word-count="719" meta:character-count="5416" meta:non-whitespace-character-count="4658"/>
    <meta:generator>LibreOffice/25.8.4.2$Windows_X86_64 LibreOffice_project/290daaa01b999472f0c7a3890eb6a550fd74c6df</meta:generator>
  </office:meta>
</office:document-meta>
</file>